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5799in"/>
    </style:style>
    <style:style style:name="co3" style:family="table-column">
      <style:table-column-properties fo:break-before="auto" style:column-width="1.2717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251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PageStyle_5f_Machinery_20_Rental_20_Calculation_20_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 style:data-style-name="N8001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 style:data-style-name="N801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3" style:family="table-cell" style:parent-style-name="Excel_20_Built-in_20_Normal" style:data-style-name="N800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4" style:family="table-cell" style:parent-style-name="Excel_20_Built-in_20_Normal" style:data-style-name="N800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 style:data-style-name="N8001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chinery Rental Calculation 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5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5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5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49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>
            <text:p>S.NO</text:p>
          </table:table-cell>
          <table:table-cell table:style-name="ce3" office:value-type="string">
            <text:p>Particulars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Per Unit Price </text:p>
          </table:table-cell>
          <table:table-cell table:style-name="ce3" office:value-type="string">
            <text:p>12 Months </text:p>
          </table:table-cell>
          <table:table-cell table:style-name="ce19" office:value-type="string">
            <text:p>24 Month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4" office:value-type="string">
            <text:p>SD 430 Single disc Scrubbing Machine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43560">
            <text:p>43560</text:p>
          </table:table-cell>
          <table:table-cell table:style-name="ce10" table:formula="of:=[.E5]*[.D5]" office:value-type="float" office:value="43560">
            <text:p>43560</text:p>
          </table:table-cell>
          <table:table-cell table:style-name="ce20" table:formula="of:=[.F5]" office:value-type="float" office:value="43560">
            <text:p>43560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4" office:value-type="string">
            <text:p>Filpper+Manual Ope Walk Behine 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16420">
            <text:p>16420</text:p>
          </table:table-cell>
          <table:table-cell table:style-name="ce10" table:formula="of:=[.D6]*[.E6]" office:value-type="float" office:value="16420">
            <text:p>16420</text:p>
          </table:table-cell>
          <table:table-cell table:style-name="ce20" table:formula="of:=[.F6]" office:value-type="float" office:value="16420">
            <text:p>164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 office:value-type="string">
            <text:p>SD 430 Single disc Scrubbing Machine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43550">
            <text:p>43550</text:p>
          </table:table-cell>
          <table:table-cell table:style-name="ce10" table:formula="of:=[.D7]*[.E7]" office:value-type="float" office:value="43550">
            <text:p>43550</text:p>
          </table:table-cell>
          <table:table-cell table:style-name="ce20" table:formula="of:=[.F7]" office:value-type="float" office:value="43550">
            <text:p>43550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Manual Road Sweepers     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22150">
            <text:p>22150</text:p>
          </table:table-cell>
          <table:table-cell table:style-name="ce10" table:formula="of:=[.D8]*[.E8]" office:value-type="float" office:value="22150">
            <text:p>22150</text:p>
          </table:table-cell>
          <table:table-cell table:style-name="ce20" table:formula="of:=[.F8]" office:value-type="float" office:value="22150">
            <text:p>221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 office:value-type="string">
            <text:p>Jet Machin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7488">
            <text:p>57488</text:p>
          </table:table-cell>
          <table:table-cell table:style-name="ce10" table:formula="of:=[.D9]*[.E9]" office:value-type="float" office:value="57488">
            <text:p>57488</text:p>
          </table:table-cell>
          <table:table-cell table:style-name="ce20" table:formula="of:=[.F9]" office:value-type="float" office:value="57488">
            <text:p>574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 office:value-type="string">
            <text:p>Air Blower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5000">
            <text:p>15000</text:p>
          </table:table-cell>
          <table:table-cell table:style-name="ce10" table:formula="of:=[.D10]*[.E10]" office:value-type="float" office:value="15000">
            <text:p>15000</text:p>
          </table:table-cell>
          <table:table-cell table:style-name="ce20" table:formula="of:=[.F10]" office:value-type="float" office:value="15000">
            <text:p>15000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Total (A)</text:p>
          </table:table-cell>
          <table:table-cell table:style-name="ce10" table:number-columns-repeated="2"/>
          <table:table-cell table:style-name="ce14" table:formula="of:=SUM([.F5:.F10])" office:value-type="float" office:value="198168">
            <text:p>198168</text:p>
          </table:table-cell>
          <table:table-cell table:style-name="ce21" table:formula="of:=SUM([.G5:.G10])" office:value-type="float" office:value="198168">
            <text:p>19816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7" office:value-type="string">
            <text:p>Bank rate of intrest on 7</text:p>
          </table:table-cell>
          <table:table-cell table:style-name="ce10" table:number-columns-repeated="2"/>
          <table:table-cell table:style-name="ce15" office:value-type="percentage" office:value="0.15">
            <text:p>15%</text:p>
          </table:table-cell>
          <table:table-cell table:style-name="ce22" office:value-type="percentage" office:value="0.3">
            <text:p>30%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8" office:value-type="string">
            <text:p>Interest Total</text:p>
          </table:table-cell>
          <table:table-cell table:style-name="ce10" table:number-columns-repeated="2"/>
          <table:table-cell table:style-name="ce16" table:formula="of:=[.F11]*[.F12]" office:value-type="float" office:value="29725.2">
            <text:p>29725</text:p>
          </table:table-cell>
          <table:table-cell table:style-name="ce23" table:formula="of:=[.G11]*[.G12]*2" office:value-type="float" office:value="118900.8">
            <text:p>11890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8" office:value-type="string">
            <text:p>Total (B)</text:p>
          </table:table-cell>
          <table:table-cell table:style-name="ce10" table:number-columns-repeated="2"/>
          <table:table-cell table:style-name="ce17" table:formula="of:=[.F11]+[.F13]" office:value-type="float" office:value="227893.2">
            <text:p>227893</text:p>
          </table:table-cell>
          <table:table-cell table:style-name="ce24" table:formula="of:=[.G11]+[.G13]" office:value-type="float" office:value="317068.8">
            <text:p>31706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7" office:value-type="string">
            <text:p>Consumables Cost</text:p>
          </table:table-cell>
          <table:table-cell table:style-name="ce10" table:number-columns-repeated="2"/>
          <table:table-cell table:style-name="ce15" office:value-type="percentage" office:value="0.09">
            <text:p>9%</text:p>
          </table:table-cell>
          <table:table-cell table:style-name="ce22" office:value-type="percentage" office:value="0.18">
            <text:p>18%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7" office:value-type="string">
            <text:p>Intrest on (A)</text:p>
          </table:table-cell>
          <table:table-cell table:style-name="ce10" table:number-columns-repeated="2"/>
          <table:table-cell table:style-name="ce16" table:formula="of:=[.F11]*[.F15]" office:value-type="float" office:value="17835.12">
            <text:p>17835</text:p>
          </table:table-cell>
          <table:table-cell table:style-name="ce23" table:formula="of:=[.G11]*[.G15]*2" office:value-type="float" office:value="71340.48">
            <text:p>7134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8" office:value-type="string">
            <text:p>Intrest Total </text:p>
          </table:table-cell>
          <table:table-cell table:style-name="ce10"/>
          <table:table-cell table:style-name="ce11"/>
          <table:table-cell table:style-name="ce17" table:formula="of:=[.F14]+[.F16]" office:value-type="float" office:value="245728.32">
            <text:p>245728</text:p>
          </table:table-cell>
          <table:table-cell table:style-name="ce24" table:formula="of:=[.G14]+[.G16]" office:value-type="float" office:value="388409.28">
            <text:p>38840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7" office:value-type="string">
            <text:p>AMC from 2nd year on (A)</text:p>
          </table:table-cell>
          <table:table-cell table:style-name="ce10"/>
          <table:table-cell table:style-name="ce11"/>
          <table:table-cell table:style-name="ce15" office:value-type="percentage" office:value="0.12">
            <text:p>12%</text:p>
          </table:table-cell>
          <table:table-cell table:style-name="ce22" office:value-type="percentage" office:value="0.24">
            <text:p>24%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7" office:value-type="string">
            <text:p>Intrest on (A)</text:p>
          </table:table-cell>
          <table:table-cell table:style-name="ce10"/>
          <table:table-cell table:style-name="ce11"/>
          <table:table-cell table:style-name="ce17" table:formula="of:=[.F11]*0.12" office:value-type="float" office:value="23780.16">
            <text:p>23780</text:p>
          </table:table-cell>
          <table:table-cell table:style-name="ce24" table:formula="of:=[.G11]*[.G18]" office:value-type="float" office:value="47560.32">
            <text:p>4756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8" office:value-type="string">
            <text:p>Intrest Total </text:p>
          </table:table-cell>
          <table:table-cell table:style-name="ce10"/>
          <table:table-cell table:style-name="ce11"/>
          <table:table-cell table:style-name="ce17" table:formula="of:=[.F17]+[.F19]" office:value-type="float" office:value="269508.48">
            <text:p>269508</text:p>
          </table:table-cell>
          <table:table-cell table:style-name="ce24" table:formula="of:=[.G17]+[.G19]" office:value-type="float" office:value="435969.6">
            <text:p>43597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7" office:value-type="string">
            <text:p>Months</text:p>
          </table:table-cell>
          <table:table-cell table:style-name="ce11"/>
          <table:table-cell table:style-name="ce10"/>
          <table:table-cell table:style-name="ce10" office:value-type="float" office:value="12">
            <text:p>12</text:p>
          </table:table-cell>
          <table:table-cell table:style-name="ce20" office:value-type="float" office:value="24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9" office:value-type="string">
            <text:p>GRAND TOTAL</text:p>
          </table:table-cell>
          <table:table-cell table:style-name="ce12" table:number-columns-repeated="2"/>
          <table:table-cell table:style-name="ce18" table:formula="of:=[.F20]/[.F21]" office:value-type="float" office:value="22459.04">
            <text:p>22459</text:p>
          </table:table-cell>
          <table:table-cell table:style-name="ce25" table:formula="of:=[.G20]/[.G21]" office:value-type="float" office:value="18165.4">
            <text:p>18165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hinery Rental Calculation _2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5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5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5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49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>
            <text:p>S.NO</text:p>
          </table:table-cell>
          <table:table-cell table:style-name="ce3" office:value-type="string">
            <text:p>Particulars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Per Unit Price </text:p>
          </table:table-cell>
          <table:table-cell table:style-name="ce3" office:value-type="string">
            <text:p>12 Months </text:p>
          </table:table-cell>
          <table:table-cell table:style-name="ce19" office:value-type="string">
            <text:p>24 Month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4" office:value-type="string">
            <text:p>E 4545 Scrubber Dryer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09264">
            <text:p>109264</text:p>
          </table:table-cell>
          <table:table-cell table:style-name="ce10" table:formula="of:=[.E5]*[.D5]" office:value-type="float" office:value="109264">
            <text:p>109264</text:p>
          </table:table-cell>
          <table:table-cell table:style-name="ce20" table:formula="of:=[.F5]" office:value-type="float" office:value="109264">
            <text:p>10926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 office:value-type="string">
            <text:p>Vacuum Cleaner Wet &amp; Dry 24 ltr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7232">
            <text:p>17232</text:p>
          </table:table-cell>
          <table:table-cell table:style-name="ce10" table:formula="of:=[.D6]*[.E6]" office:value-type="float" office:value="34464">
            <text:p>34464</text:p>
          </table:table-cell>
          <table:table-cell table:style-name="ce20" table:formula="of:=[.F6]" office:value-type="float" office:value="34464">
            <text:p>3446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 office:value-type="string">
            <text:p>SD 430 Single disc Scrubbing Machin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2718">
            <text:p>32718</text:p>
          </table:table-cell>
          <table:table-cell table:style-name="ce10" table:formula="of:=[.D7]*[.E7]" office:value-type="float" office:value="32718">
            <text:p>32718</text:p>
          </table:table-cell>
          <table:table-cell table:style-name="ce20" table:formula="of:=[.F7]" office:value-type="float" office:value="32718">
            <text:p>32718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Manual Road Sweepers     </text:p>
          </table:table-cell>
          <table:table-cell table:style-name="ce10" office:value-type="float" office:value="2">
            <text:p>2</text:p>
          </table:table-cell>
          <table:table-cell table:style-name="ce13" office:value-type="float" office:value="16380">
            <text:p>16380</text:p>
          </table:table-cell>
          <table:table-cell table:style-name="ce10" table:formula="of:=[.D8]*[.E8]" office:value-type="float" office:value="32760">
            <text:p>32760</text:p>
          </table:table-cell>
          <table:table-cell table:style-name="ce20" table:formula="of:=[.F8]" office:value-type="float" office:value="32760">
            <text:p>3276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 office:value-type="string">
            <text:p>Jet Machine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7488">
            <text:p>57488</text:p>
          </table:table-cell>
          <table:table-cell table:style-name="ce10" table:formula="of:=[.D9]*[.E9]" office:value-type="float" office:value="57488">
            <text:p>57488</text:p>
          </table:table-cell>
          <table:table-cell table:style-name="ce20" table:formula="of:=[.F9]" office:value-type="float" office:value="57488">
            <text:p>574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 office:value-type="string">
            <text:p>Air Blower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5000">
            <text:p>15000</text:p>
          </table:table-cell>
          <table:table-cell table:style-name="ce10" table:formula="of:=[.D10]*[.E10]" office:value-type="float" office:value="15000">
            <text:p>15000</text:p>
          </table:table-cell>
          <table:table-cell table:style-name="ce20" table:formula="of:=[.F10]" office:value-type="float" office:value="15000">
            <text:p>15000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Total (A)</text:p>
          </table:table-cell>
          <table:table-cell table:style-name="ce10" table:number-columns-repeated="2"/>
          <table:table-cell table:style-name="ce14" table:formula="of:=SUM([.F5:.F10])" office:value-type="float" office:value="281694">
            <text:p>281694</text:p>
          </table:table-cell>
          <table:table-cell table:style-name="ce21" table:formula="of:=SUM([.G5:.G10])" office:value-type="float" office:value="281694">
            <text:p>28169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7" office:value-type="string">
            <text:p>Bank rate of intrest on 7</text:p>
          </table:table-cell>
          <table:table-cell table:style-name="ce10" table:number-columns-repeated="2"/>
          <table:table-cell table:style-name="ce15" office:value-type="percentage" office:value="0.15">
            <text:p>15%</text:p>
          </table:table-cell>
          <table:table-cell table:style-name="ce22" office:value-type="percentage" office:value="0.3">
            <text:p>30%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8" office:value-type="string">
            <text:p>Interest Total</text:p>
          </table:table-cell>
          <table:table-cell table:style-name="ce10" table:number-columns-repeated="2"/>
          <table:table-cell table:style-name="ce16" table:formula="of:=[.F11]*[.F12]" office:value-type="float" office:value="42254.1">
            <text:p>42254</text:p>
          </table:table-cell>
          <table:table-cell table:style-name="ce23" table:formula="of:=[.G11]*[.G12]*2" office:value-type="float" office:value="169016.4">
            <text:p>1690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8" office:value-type="string">
            <text:p>Total (B)</text:p>
          </table:table-cell>
          <table:table-cell table:style-name="ce10" table:number-columns-repeated="2"/>
          <table:table-cell table:style-name="ce17" table:formula="of:=[.F11]+[.F13]" office:value-type="float" office:value="323948.1">
            <text:p>323948</text:p>
          </table:table-cell>
          <table:table-cell table:style-name="ce24" table:formula="of:=[.G11]+[.G13]" office:value-type="float" office:value="450710.4">
            <text:p>45071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7" office:value-type="string">
            <text:p>Consumables Cost</text:p>
          </table:table-cell>
          <table:table-cell table:style-name="ce10" table:number-columns-repeated="2"/>
          <table:table-cell table:style-name="ce15" office:value-type="percentage" office:value="0.09">
            <text:p>9%</text:p>
          </table:table-cell>
          <table:table-cell table:style-name="ce22" office:value-type="percentage" office:value="0.18">
            <text:p>18%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7" office:value-type="string">
            <text:p>Intrest on (A)</text:p>
          </table:table-cell>
          <table:table-cell table:style-name="ce10" table:number-columns-repeated="2"/>
          <table:table-cell table:style-name="ce16" table:formula="of:=[.F11]*[.F15]" office:value-type="float" office:value="25352.46">
            <text:p>25352</text:p>
          </table:table-cell>
          <table:table-cell table:style-name="ce23" table:formula="of:=[.G11]*[.G15]*2" office:value-type="float" office:value="101409.84">
            <text:p>10141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8" office:value-type="string">
            <text:p>Intrest Total </text:p>
          </table:table-cell>
          <table:table-cell table:style-name="ce10"/>
          <table:table-cell table:style-name="ce11"/>
          <table:table-cell table:style-name="ce17" table:formula="of:=[.F14]+[.F16]" office:value-type="float" office:value="349300.56">
            <text:p>349301</text:p>
          </table:table-cell>
          <table:table-cell table:style-name="ce24" table:formula="of:=[.G14]+[.G16]" office:value-type="float" office:value="552120.24">
            <text:p>5521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7" office:value-type="string">
            <text:p>AMC from 2nd year on (A)</text:p>
          </table:table-cell>
          <table:table-cell table:style-name="ce10"/>
          <table:table-cell table:style-name="ce11"/>
          <table:table-cell table:style-name="ce15" office:value-type="percentage" office:value="0.12">
            <text:p>12%</text:p>
          </table:table-cell>
          <table:table-cell table:style-name="ce22" office:value-type="percentage" office:value="0.24">
            <text:p>24%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7" office:value-type="string">
            <text:p>Intrest on (A)</text:p>
          </table:table-cell>
          <table:table-cell table:style-name="ce10"/>
          <table:table-cell table:style-name="ce11"/>
          <table:table-cell table:style-name="ce17" table:formula="of:=[.F11]*0.12" office:value-type="float" office:value="33803.28">
            <text:p>33803</text:p>
          </table:table-cell>
          <table:table-cell table:style-name="ce24" table:formula="of:=[.G11]*[.G18]" office:value-type="float" office:value="67606.56">
            <text:p>6760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8" office:value-type="string">
            <text:p>Intrest Total </text:p>
          </table:table-cell>
          <table:table-cell table:style-name="ce10"/>
          <table:table-cell table:style-name="ce11"/>
          <table:table-cell table:style-name="ce17" table:formula="of:=[.F17]+[.F19]" office:value-type="float" office:value="383103.84">
            <text:p>383104</text:p>
          </table:table-cell>
          <table:table-cell table:style-name="ce24" table:formula="of:=[.G17]+[.G19]" office:value-type="float" office:value="619726.8">
            <text:p>61972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7" office:value-type="string">
            <text:p>Months</text:p>
          </table:table-cell>
          <table:table-cell table:style-name="ce11"/>
          <table:table-cell table:style-name="ce10"/>
          <table:table-cell table:style-name="ce10" office:value-type="float" office:value="12">
            <text:p>12</text:p>
          </table:table-cell>
          <table:table-cell table:style-name="ce20" office:value-type="float" office:value="24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9" office:value-type="string">
            <text:p>GRAND TOTAL</text:p>
          </table:table-cell>
          <table:table-cell table:style-name="ce12" table:number-columns-repeated="2"/>
          <table:table-cell table:style-name="ce18" table:formula="of:=[.F20]/[.F21]" office:value-type="float" office:value="31925.32">
            <text:p>31925</text:p>
          </table:table-cell>
          <table:table-cell table:style-name="ce25" table:formula="of:=[.G20]/[.G21]" office:value-type="float" office:value="25821.95">
            <text:p>25822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7">07/17/2023</text:date>, <text:time>21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chinery_20_Rental_20_Calculation_20_" style:display-name="PageStyle_Machinery Rental Calculation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7T21:41:17.18</dc:date>
    <dc:creator>sesha sai krishna kesav</dc:creator>
    <meta:document-statistic meta:table-count="2" meta:cell-count="180" meta:object-count="0"/>
    <meta:generator>OpenOffice/4.1.14$Win32 OpenOffice.org_project/4114m1$Build-9811</meta:generator>
  </office:meta>
</office:document-meta>
</file>